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3399ff" fo:font-style="italic" officeooo:rsid="001750fc" officeooo:paragraph-rsid="001750fc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officeooo:rsid="0016ba73" officeooo:paragraph-rsid="0016ba73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6ba73" officeooo:paragraph-rsid="0016ba73" style:font-weight-asian="bold" style:font-weight-complex="bold"/>
    </style:style>
    <style:style style:name="P4" style:family="paragraph" style:parent-style-name="Text_20_body">
      <style:text-properties fo:color="#3399ff" fo:font-style="italic" officeooo:rsid="0016ba73" officeooo:paragraph-rsid="0016ba73" style:font-style-asian="italic" style:font-style-complex="italic"/>
    </style:style>
    <style:style style:name="P5" style:family="paragraph" style:parent-style-name="Text_20_body">
      <style:text-properties fo:color="#0066ff" officeooo:rsid="001750fc" officeooo:paragraph-rsid="001750fc"/>
    </style:style>
    <style:style style:name="P6" style:family="paragraph" style:parent-style-name="Text_20_body">
      <style:text-properties officeooo:paragraph-rsid="001951f1"/>
    </style:style>
    <style:style style:name="P7" style:family="paragraph" style:parent-style-name="Text_20_body">
      <style:text-properties fo:font-weight="bold" officeooo:rsid="001951f1" officeooo:paragraph-rsid="001951f1" style:font-weight-asian="bold" style:font-weight-complex="bold"/>
    </style:style>
    <style:style style:name="P8" style:family="paragraph" style:parent-style-name="Text_20_body">
      <style:text-properties officeooo:paragraph-rsid="001c32cc"/>
    </style:style>
    <style:style style:name="P9" style:family="paragraph" style:parent-style-name="Text_20_body">
      <style:text-properties officeooo:paragraph-rsid="001ff419"/>
    </style:style>
    <style:style style:name="P10" style:family="paragraph" style:parent-style-name="Text_20_body">
      <style:text-properties fo:font-weight="normal" officeooo:rsid="001ff419" officeooo:paragraph-rsid="001ff419" style:font-weight-asian="normal" style:font-weight-complex="normal"/>
    </style:style>
    <style:style style:name="P11" style:family="paragraph" style:parent-style-name="Text_20_body">
      <style:text-properties fo:font-weight="normal" officeooo:rsid="0020c32d" officeooo:paragraph-rsid="0020c32d" style:font-weight-asian="normal" style:font-weight-complex="normal"/>
    </style:style>
    <style:style style:name="P12" style:family="paragraph" style:parent-style-name="Subtitle">
      <style:text-properties fo:color="#3399ff" fo:font-style="italic" officeooo:rsid="0016ba73" officeooo:paragraph-rsid="0016ba73" style:font-style-asian="italic" style:font-style-complex="italic"/>
    </style:style>
    <style:style style:name="P13" style:family="paragraph" style:parent-style-name="Title">
      <style:text-properties fo:color="#0066ff"/>
    </style:style>
    <style:style style:name="P14" style:family="paragraph" style:parent-style-name="Text_20_body">
      <style:text-properties fo:font-weight="normal" officeooo:rsid="00199496" officeooo:paragraph-rsid="00199496" style:font-weight-asian="normal" style:font-weight-complex="normal"/>
    </style:style>
    <style:style style:name="P15" style:family="paragraph" style:parent-style-name="Text_20_body">
      <style:text-properties fo:font-weight="normal" officeooo:rsid="001c32cc" style:font-weight-asian="normal" style:font-weight-complex="normal"/>
    </style:style>
    <style:style style:name="P16" style:family="paragraph" style:parent-style-name="Title" style:master-page-name="First_20_Page">
      <style:paragraph-properties style:page-number="auto"/>
      <style:text-properties fo:color="#0066ff"/>
    </style:style>
    <style:style style:name="P17" style:family="paragraph" style:parent-style-name="Heading_20_1">
      <style:text-properties fo:color="#0066ff" officeooo:rsid="001750fc" officeooo:paragraph-rsid="001750fc"/>
    </style:style>
    <style:style style:name="P18" style:family="paragraph" style:parent-style-name="Heading_20_3">
      <style:text-properties officeooo:paragraph-rsid="001ff419"/>
    </style:style>
    <style:style style:name="P19" style:family="paragraph" style:parent-style-name="Heading_20_3">
      <style:text-properties officeooo:rsid="001e0eef" officeooo:paragraph-rsid="001ff419"/>
    </style:style>
    <style:style style:name="T1" style:family="text">
      <style:text-properties fo:color="#0066ff" officeooo:rsid="001750fc"/>
    </style:style>
    <style:style style:name="T2" style:family="text">
      <style:text-properties fo:color="#0066ff" officeooo:rsid="001ff419"/>
    </style:style>
    <style:style style:name="T3" style:family="text">
      <style:text-properties fo:color="#000000" officeooo:rsid="001750fc"/>
    </style:style>
    <style:style style:name="T4" style:family="text">
      <style:text-properties fo:color="#000000" officeooo:rsid="001951f1"/>
    </style:style>
    <style:style style:name="T5" style:family="text">
      <style:text-properties officeooo:rsid="001951f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9496" style:font-weight-asian="normal" style:font-weight-complex="normal"/>
    </style:style>
    <style:style style:name="T8" style:family="text">
      <style:text-properties fo:font-weight="normal" officeooo:rsid="001aab85" style:font-weight-asian="normal" style:font-weight-complex="normal"/>
    </style:style>
    <style:style style:name="T9" style:family="text">
      <style:text-properties fo:font-weight="normal" officeooo:rsid="001c32cc" style:font-weight-asian="normal" style:font-weight-complex="normal"/>
    </style:style>
    <style:style style:name="T10" style:family="text">
      <style:text-properties officeooo:rsid="0019949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99496" style:font-weight-asian="bold" style:font-weight-complex="bold"/>
    </style:style>
    <style:style style:name="T13" style:family="text">
      <style:text-properties fo:font-weight="bold" officeooo:rsid="001ff419" style:font-weight-asian="bold" style:font-weight-complex="bold"/>
    </style:style>
    <style:style style:name="T14" style:family="text">
      <style:text-properties fo:font-weight="bold" officeooo:rsid="0020c32d" style:font-weight-asian="bold" style:font-weight-complex="bold"/>
    </style:style>
    <style:style style:name="T15" style:family="text">
      <style:text-properties officeooo:rsid="001ff419"/>
    </style:style>
    <style:style style:name="T16" style:family="text">
      <style:text-properties officeooo:rsid="0020c32d"/>
    </style:style>
    <style:style style:name="T17" style:family="text">
      <style:text-properties officeooo:rsid="0021ce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3"/>
      <text:p text:style-name="P13"/>
      <text:p text:style-name="P13">Assistant de création de plugin</text:p>
      <text:p text:style-name="P12">Application Tamagotch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Rédaction</text:p>
          </table:table-cell>
          <table:table-cell table:style-name="Tableau1.B1" office:value-type="string">
            <text:p text:style-name="P2">Bastien Motard</text:p>
          </table:table-cell>
        </table:table-row>
        <table:table-row>
          <table:table-cell table:style-name="Tableau1.A2" office:value-type="string">
            <text:p text:style-name="P3">Relecture</text:p>
          </table:table-cell>
          <table:table-cell table:style-name="Tableau1.B2" office:value-type="string">
            <text:p text:style-name="P2">Benjamin Dutriaux</text:p>
          </table:table-cell>
        </table:table-row>
      </table:table>
      <text:p text:style-name="P4"/>
      <text:p text:style-name="P4"/>
      <text:p text:style-name="P4"><text:soft-page-break/></text:p>
      <text:h text:style-name="P17" text:outline-level="1"><text:s text:c="4"/>Contexte</text:h>
      <text:p text:style-name="P5"/>
      <text:p text:style-name="P6"><text:span text:style-name="T1"><text:tab/></text:span><text:span text:style-name="T3">Notre application est une plateforme de gestion de plugin. </text:span><text:span text:style-name="T4">Afin de pouvoir profiter de ses fonctionnalités nous avons réfléchis à la gestion d’un personnage dans le même esprit que le jeu tamagotchi. </text:span></text:p>
      <text:h text:style-name="Heading_20_3" text:outline-level="3"><text:tab/><text:span text:style-name="T5">Données</text:span> </text:h>
      <text:p text:style-name="Text_20_body"><text:tab/><text:span text:style-name="T5">Dans ce projet nous vous proposons d’interagir avec des instances de la classe :</text:span></text:p>
      <text:p text:style-name="P7">Person : <text:span text:style-name="T6">String name, String firstName, Boolean dead, Integer calories, Integer sleep, Integer wc.</text:span></text:p>
      <text:p text:style-name="P14">L’ensemble de ces attributs est accessible pour vous permettre de créer des plugins avec. </text:p>
      <text:h text:style-name="Heading_20_3" text:outline-level="3"><text:tab/><text:span text:style-name="T10">Types de plugins</text:span></text:h>
      <text:p text:style-name="Text_20_body"><text:tab/><text:span text:style-name="T10">Nous fournissons une plateforme d’utilisation de plugin. Il n’y a donc que cette dernière qui ne soit pas un plugin. Nous avons définit 4 types de plugins, correspondant aux interfaces qui nous avons réalisées.</text:span></text:p>
      <text:p text:style-name="Text_20_body"><text:tab/><text:span text:style-name="T12">Appli </text:span><text:span text:style-name="T7">: </text:span><text:span text:style-name="T8">Les plugins « appli » sont les plugins des applications. Ils appellent la classe qui générera par exemple une fenêtre permettant de faire appel aux autres plugins.</text:span></text:p>
      <text:p text:style-name="P8"><text:span text:style-name="T8"><text:tab/></text:span><text:span text:style-name="T9">Un plugin appli doit être composé d’une fonction « main ».</text:span></text:p>
      <text:p text:style-name="Text_20_body"><text:tab/><text:span text:style-name="T12">Builder </text:span><text:span text:style-name="T7">: </text:span><text:span text:style-name="T8">Les plugins « builder » sont les plugins permettant de créer une instance de données Person. </text:span></text:p>
      <text:p text:style-name="Text_20_body"><text:span text:style-name="T8"><text:tab/></text:span><text:span text:style-name="T9">Un plugin builder doit être composé d’une fonction « creation »</text:span></text:p>
      <text:p text:style-name="Text_20_body"><text:tab/><text:span text:style-name="T12">Process </text:span><text:span text:style-name="T7">: </text:span><text:span text:style-name="T8">Les plugins « process » sont ceux qui permettent </text:span><text:span text:style-name="T9">de modifier les valeurs des attributs de Person.</text:span></text:p>
      <text:p text:style-name="P15"><text:tab/>Un plugin process doit être composé d’une fonction « change (Person p) »</text:p>
      <text:p text:style-name="Text_20_body"><text:tab/><text:span text:style-name="T12">Display </text:span><text:span text:style-name="T7">: </text:span><text:span text:style-name="T9">Les plugins « display » gèrent l’affichage et la sortie des données.</text:span></text:p>
      <text:p text:style-name="P15"><text:tab/>Un plugin display doit être composé d’une fonction « affichage (Person p) »</text:p>
      <text:p text:style-name="P15"/>
      <text:h text:style-name="Heading_20_1" text:outline-level="1"><text:soft-page-break/><text:tab/><text:span text:style-name="T1">C</text:span><text:span text:style-name="T2">réer un plugin</text:span></text:h>
      <text:h text:style-name="P18" text:outline-level="3"/>
      <text:h text:style-name="Heading_20_3" text:outline-level="3"><text:tab/><text:span text:style-name="T15">Localisation</text:span></text:h>
      <text:p text:style-name="P9"><text:tab/><text:span text:style-name="T15">Dans « /Tamagotchi/src/Plugin/ » développer votre plugin .java. </text:span></text:p>
      <text:p text:style-name="P9"><text:tab/><text:span text:style-name="T15">Dans « /ressources/ »</text:span><text:tab/><text:span text:style-name="T15">ajouter votre fichier de configuration .txt</text:span></text:p>
      <text:h text:style-name="P19" text:outline-level="3"><text:s text:c="6"/>Exemples fournis</text:h>
      <text:p text:style-name="P9"/>
      <text:p text:style-name="Text_20_body"><text:tab/><text:span text:style-name="T16">En accompagnement de notre plateforme nous fournissons différent plugin avec leur configuration.</text:span></text:p>
      <text:p text:style-name="Text_20_body"><text:tab/><text:tab/><text:span text:style-name="T14">E</text:span><text:span text:style-name="T13">xemple de configuration :</text:span></text:p>
      <text:p text:style-name="P10"><text:span text:style-name="T11">Class</text:span>=Plugin.MangerBurger</text:p>
      <text:p text:style-name="P10"><text:span text:style-name="T11">Name</text:span>=Manger Burger</text:p>
      <text:p text:style-name="P10"><text:span text:style-name="T11">Interface</text:span>=com.Tamagotchi.IProcess</text:p>
      <text:p text:style-name="P10"><text:span text:style-name="T11">Methode</text:span>=change</text:p>
      <text:p text:style-name="P10"><text:span text:style-name="T11">Autorun</text:span>=false</text:p>
      <text:p text:style-name="P10">Class : Le nom de la classe du plugin, <text:span text:style-name="T16">de la forme Plugin.NomDeClasse.</text:span></text:p>
      <text:p text:style-name="P11">Name : Nom du plugin pour d’utilisateur, nom compréhensible.</text:p>
      <text:p text:style-name="P11">Interface : IAppli, IBuilder, IDisplay, ou IProcess selon le type de plugin réalisé.</text:p>
      <text:p text:style-name="P11">Methode : nom de la méthode appelée, dans notre cas : main, creation, affichage, change, selon le plugin. </text:p>
      <text:p text:style-name="P11">Autorun : pris en compte seulement pour les plugins de l’interface IAppli. Une seule de ces application peut être en autorun = true.</text:p>
      <text:p text:style-name="P11"/>
      <text:p text:style-name="P11"><text:tab/><text:span text:style-name="T11">Exemple de plugins</text:span></text:p>
      <text:p text:style-name="P11"><text:tab/>Nous fournissons un plugin applicatif dont la configuration est EcranFenetre.txt, qui est une interface utilisateur sous forme de fenêtre permettant de choisir ses plugins.</text:p>
      <text:p text:style-name="P11"><text:tab/><text:span text:style-name="T17">Un plugin de type display dont la configuration est displayString.txt qui permet un affichage sous forme de chaine de caractère.</text:span></text:p>
      <text:p text:style-name="P11"><text:tab/><text:span text:style-name="T17">2 plugin builder, un builderRandom créant un personnage aléatoire et un builderTest qui permet de créer un personnage ayant 3000 dans chaque valeur pour permettre des tes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99ff" fo:font-style="italic" officeooo:rsid="001750fc" officeooo:paragraph-rsid="001750f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pplication Tamagotchi : Création de plugin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23:51:50.077162446</dc:date>
    <meta:editing-duration>PT44M59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3" meta:paragraph-count="44" meta:word-count="456" meta:character-count="2957" meta:non-whitespace-character-count="2504"/>
  </office:meta>
</office:document-meta>
</file>